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b3b3b3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b3b3b3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stroke="solid" draw:stroke-dash="Fine_20_Dashed" draw:fill="none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ff6464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203cm" svg:stroke-color="#99ccff" draw:marker-start-width="0.914cm" draw:marker-end-width="0.914cm" draw:stroke-linejoin="miter" draw:fill="solid" draw:fill-color="#ff6666" draw:textarea-horizontal-align="justify" draw:textarea-vertical-align="middle" draw:auto-grow-height="false" fo:padding-top="0.226cm" fo:padding-bottom="0.226cm" fo:padding-left="0.351cm" fo:padding-right="0.351cm"/>
    </style:style>
    <style:style style:name="gr8" style:family="graphic" style:parent-style-name="standard">
      <style:graphic-properties draw:stroke="solid" svg:stroke-width="0.203cm" svg:stroke-color="#99ccff" draw:marker-start-width="0.915cm" draw:marker-end-width="0.915cm" draw:stroke-linejoin="miter" draw:fill="solid" draw:fill-color="#ff6666" draw:textarea-horizontal-align="justify" draw:textarea-vertical-align="middle" draw:auto-grow-height="false" fo:padding-top="0.227cm" fo:padding-bottom="0.227cm" fo:padding-left="0.352cm" fo:padding-right="0.352cm"/>
    </style:style>
    <style:style style:name="gr9" style:family="graphic" style:parent-style-name="objectwithoutfill">
      <style:graphic-properties draw:stroke="solid" draw:stroke-dash="Fine_20_Dashed" svg:stroke-width="0.02cm" svg:stroke-color="#000000" draw:marker-start-width="0.2cm" draw:marker-end="" draw:marker-end-width="0.2cm" draw:fill="none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objectwithoutfill">
      <style:graphic-properties draw:stroke="solid" draw:stroke-dash="Fine_20_Dashed" draw:marker-end="Arrow" draw:marker-end-width="0.2cm" draw:fill="none" draw:textarea-horizontal-align="center" draw:textarea-vertical-align="middle"/>
    </style:style>
    <style:style style:name="gr11" style:family="graphic" style:parent-style-name="standard">
      <style:graphic-properties draw:stroke="none" draw:fill="solid" draw:fill-color="#99ccff" draw:textarea-horizontal-align="justify" draw:textarea-vertical-align="middle" draw:auto-grow-height="false"/>
    </style:style>
    <style:style style:name="gr12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dash" draw:stroke-dash="Line_20_Style_20_1" draw:marker-end="Arrow" draw:marker-end-width="0.15cm" draw:fill="none" draw:textarea-horizontal-align="center" draw:textarea-vertical-align="middle"/>
    </style:style>
    <style:style style:name="gr15" style:family="graphic" style:parent-style-name="objectwithoutfill">
      <style:graphic-properties draw:stroke="solid" draw:stroke-dash="Fine_20_Dashed" svg:stroke-width="0cm" svg:stroke-color="#000000" draw:marker-start="Arrow" draw:marker-start-width="0.2cm" draw:marker-end="" draw:marker-end-width="0.18cm" draw:fill="none" draw:textarea-horizontal-align="center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stroke="none" svg:stroke-color="#000000" draw:fill="none" draw:fill-color="#ffffff" fo:min-height="0.55cm"/>
    </style:style>
    <style:style style:name="gr17" style:family="graphic" style:parent-style-name="standard">
      <style:graphic-properties draw:stroke="none" draw:fill="solid" draw:fill-color="#99ccff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solid" draw:fill-color="#ff6464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dash" draw:stroke-dash="Line_20_Style_20_1" draw:fill="none" draw:textarea-horizontal-align="center" draw:textarea-vertical-align="middle"/>
    </style:style>
    <style:style style:name="gr20" style:family="graphic" style:parent-style-name="objectwithoutfill">
      <style:graphic-properties draw:marker-end="" draw:marker-end-width="0.3cm" draw:fill="none" draw:textarea-horizontal-align="center" draw:textarea-vertical-align="middle"/>
    </style:style>
    <style:style style:name="gr2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2" style:family="graphic" style:parent-style-name="standard">
      <style:graphic-properties draw:stroke="solid" svg:stroke-width="0.152cm" svg:stroke-color="#99ccff" draw:marker-start-width="0.761cm" draw:marker-end-width="0.761cm" draw:stroke-linejoin="miter" draw:fill="solid" draw:fill-color="#ff6666" draw:textarea-horizontal-align="justify" draw:textarea-vertical-align="middle" draw:auto-grow-height="fals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end"/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cm" svg:y1="23.752cm" svg:x2="3.2cm" svg:y2="28.5cm">
          <text:p/>
        </draw:line>
        <draw:g>
          <draw:custom-shape draw:style-name="gr2" draw:text-style-name="P2" draw:layer="layout" svg:width="6.7cm" svg:height="5.639cm" svg:x="13.1cm" svg:y="0.961cm">
            <text:p/>
            <draw:enhanced-geometry svg:viewBox="0 0 21600 21600" draw:extrusion="false" draw:extrusion-viewpoint="(3.472cm 3.472cm 25cm)" draw:extrusion-origin="0.5 0.5" draw:extrusion-skew="50 135" draw:extrusion-first-light-direction="(-50000 0 10000)" draw:extrusion-second-light-direction="(50000 0 10000)" draw:extrusion-brightness="34%" draw:extrusion-light-face="true" draw:extrusion-first-light-harsh="true" draw:extrusion-second-light-harsh="false" draw:extrusion-second-light-level="66%" draw:extrusion-depth="0.5cm 0" dr3d:shade-mode="flat" draw:extrusion-metal="false" draw:extrusion-specularity="122%" draw:extrusion-diffusion="0%" draw:type="rectangle" draw:enhanced-path="M 0 0 L 21600 0 21600 21600 0 21600 0 0 Z N"/>
          </draw:custom-shape>
          <draw:custom-shape draw:style-name="gr3" draw:text-style-name="P2" draw:layer="layout" svg:width="6.7cm" svg:height="5.639cm" svg:x="13cm" svg:y="0.8cm">
            <text:p/>
            <draw:enhanced-geometry svg:viewBox="0 0 21600 21600" draw:extrusion="false" draw:extrusion-viewpoint="(3.472cm 3.472cm 25cm)" draw:extrusion-origin="0.5 0.5" draw:extrusion-skew="50 135" draw:extrusion-first-light-direction="(-50000 0 10000)" draw:extrusion-second-light-direction="(50000 0 10000)" draw:extrusion-brightness="34%" draw:extrusion-light-face="true" draw:extrusion-first-light-harsh="true" draw:extrusion-second-light-harsh="false" draw:extrusion-second-light-level="66%" draw:extrusion-depth="0.5cm 0" dr3d:shade-mode="flat" draw:extrusion-metal="false" draw:extrusion-specularity="122%" draw:extrusion-diffusion="0%" draw:type="rectangle" draw:enhanced-path="M 0 0 L 21600 0 21600 21600 0 21600 0 0 Z N"/>
          </draw:custom-shape>
        </draw:g>
        <draw:line draw:style-name="gr4" draw:text-style-name="P2" draw:layer="layout" svg:x1="3.2cm" svg:y1="2.1cm" svg:x2="3.2cm" svg:y2="25.6cm">
          <text:p/>
        </draw:line>
        <draw:custom-shape draw:style-name="gr5" draw:text-style-name="P3" draw:layer="layout" svg:width="3.6cm" svg:height="1.2cm" svg:x="1.4cm" svg:y="7.3cm">
          <text:p text:style-name="P1"><text:span text:style-name="T1">RecvBuffers</text:span></text:p>
          <text:p text:style-name="P1"><text:span text:style-name="T1">to ExtBor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2.6cm" svg:height="1.4cm" svg:x="1.9cm" svg:y="0.9cm">
          <text:p text:style-name="P1"><text:span text:style-name="T1">openACC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3" draw:layer="layout" svg:width="3.2cm" svg:height="2.8cm" svg:x="1.6cm" svg:y="12.7cm">
          <text:p text:style-name="P1"><text:span text:style-name="T1">update host</text:span></text:p>
          <text:p text:style-name="P1"><text:span text:style-name="T1">gr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4.8cm" svg:height="2.1cm" svg:x="0.8cm" svg:y="2.671cm">
          <text:p text:style-name="P1"><text:span text:style-name="T1">Init grids</text:span></text:p>
          <text:p text:style-name="P1"><text:span text:style-name="T1">Init SendBuffers</text:span></text:p>
          <text:p text:style-name="P1"><text:span text:style-name="T1">MPI SendRecv 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4.6cm" svg:height="1cm" svg:x="0.9cm" svg:y="5cm">
          <text:p text:style-name="P1"><text:span text:style-name="T1">Copy-in gr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9" draw:text-style-name="P2" xml:id="id3" draw:id="id3" draw:layer="layout" svg:x1="4cm" svg:y1="24.1cm" svg:x2="12.2cm" svg:y2="24.1cm">
          <text:p/>
        </draw:line>
        <draw:custom-shape draw:style-name="gr5" draw:text-style-name="P4" draw:layer="layout" svg:width="3.6cm" svg:height="1.2cm" svg:x="1.4cm" svg:y="8.9cm">
          <text:p text:style-name="P1"><text:span text:style-name="T2">Compute</text:span></text:p>
          <text:p text:style-name="P1"><text:span text:style-name="T2">Bor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3.6cm" svg:height="1.2cm" svg:x="1.4cm" svg:y="10.5cm">
          <text:p text:style-name="P1"><text:span text:style-name="T1">IntBorders to</text:span></text:p>
          <text:p text:style-name="P1"><text:span text:style-name="T1">SendBuff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1" draw:id="id1" draw:layer="layout" svg:width="3.6cm" svg:height="8.3cm" svg:x="7.127cm" svg:y="12.6cm">
          <text:p text:style-name="P1"><text:span text:style-name="T2">Compute</text:span></text:p>
          <text:p text:style-name="P1"><text:span text:style-name="T2">Interna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2" draw:layer="layout" svg:x1="3.2cm" svg:y1="12cm" svg:x2="7.1cm" svg:y2="12.6cm">
          <text:p/>
        </draw:line>
        <draw:custom-shape draw:style-name="gr7" draw:text-style-name="P3" draw:layer="layout" svg:width="3.2cm" svg:height="1.261cm" svg:x="1.6cm" svg:y="16.119cm">
          <text:p text:style-name="P1"><text:span text:style-name="T1">update host</text:span></text:p>
          <text:p text:style-name="P1"><text:span text:style-name="T1">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3" draw:layer="layout" svg:width="3.2cm" svg:height="1.3cm" svg:x="1.6cm" svg:y="19.3cm">
          <text:p text:style-name="P1"><text:span text:style-name="T1">update device</text:span></text:p>
          <text:p text:style-name="P1"><text:span text:style-name="T1">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4" draw:layer="layout" svg:width="3.4cm" svg:height="1.3cm" svg:x="1.5cm" svg:y="17.7cm">
          <text:p text:style-name="P1"><text:span text:style-name="T2">MPI SendRecv</text:span></text:p>
          <text:p text:style-name="P1"><text:span text:style-name="T2">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 xml:id="id2" draw:id="id2">
          <draw:glue-point draw:id="4" svg:x="3.006cm" svg:y="5cm"/>
          <draw:custom-shape draw:style-name="gr12" draw:text-style-name="P3" draw:layer="layout" svg:width="3cm" svg:height="0.6cm" svg:x="1.698cm" svg:y="21.252cm">
            <text:p text:style-name="P1"><text:span text:style-name="T1">acc wai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3" draw:text-style-name="P2" draw:layer="layout" svg:width="0.4cm" svg:height="0.48cm" svg:x="1.798cm" svg:y="21.31cm">
            <text:p/>
            <draw:enhanced-geometry svg:viewBox="0 0 21600 21600" draw:glue-points="10800 0 10800 10800 10800 21600" draw:text-areas="5400 5400 16200 16200" draw:type="flowchart-collate" draw:enhanced-path="M 0 0 L 21600 21600 0 21600 21600 0 0 0 Z N"/>
          </draw:custom-shape>
        </draw:g>
        <draw:connector draw:style-name="gr14" draw:text-style-name="P2" draw:layer="layout" draw:type="line" svg:x1="8.927cm" svg:y1="20.9cm" svg:x2="4.099cm" svg:y2="21.852cm" draw:start-shape="id1" draw:start-glue-point="6" draw:end-shape="id2" draw:end-glue-point="4" svg:d="M8927 20900l-4828 952" svg:viewBox="0 0 4829 953">
          <text:p/>
        </draw:connector>
        <draw:line draw:style-name="gr15" draw:text-style-name="P2" xml:id="id4" draw:id="id4" draw:layer="layout" svg:x1="3.2cm" svg:y1="6.661cm" svg:x2="12.2cm" svg:y2="6.661cm">
          <text:p/>
        </draw:line>
        <draw:path draw:style-name="gr14" draw:text-style-name="P2" draw:layer="layout" svg:width="9.699cm" svg:height="20.299cm" svg:x="-11.5cm" svg:y="11.8cm" svg:viewBox="0 0 9700 20300" svg:d="M9700 0c0 8300-1900 13700-2800 15100s-4900 4401-6900 5200">
          <text:p/>
        </draw:path>
        <draw:custom-shape draw:style-name="gr7" draw:text-style-name="P3" draw:layer="layout" svg:width="4.1cm" svg:height="1cm" svg:x="1.2cm" svg:y="25.152cm">
          <text:p text:style-name="P1"><text:span text:style-name="T1">Copy-out gr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4.3cm" svg:height="1.4cm" svg:x="1.115cm" svg:y="26.552cm">
          <text:p text:style-name="P1"><text:span text:style-name="T1">Save data</text:span></text:p>
          <text:p text:style-name="P1"><text:span text:style-name="T1">Finalize MP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2.6cm" svg:height="1.4cm" svg:x="1.9cm" svg:y="28.252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0" draw:text-style-name="P2" draw:layer="layout" svg:x1="13.7cm" svg:y1="1.479cm" svg:x2="14.9cm" svg:y2="2cm">
          <text:p/>
        </draw:line>
        <draw:frame draw:style-name="gr16" draw:text-style-name="P5" draw:layer="layout" svg:width="4.5cm" svg:height="0.8cm" svg:x="15.2cm" svg:y="1.4cm">
          <draw:text-box>
            <text:p><text:span text:style-name="T3">async kernel launch</text:span></text:p>
          </draw:text-box>
        </draw:frame>
        <draw:custom-shape draw:style-name="gr17" draw:text-style-name="P2" draw:layer="layout" svg:width="1.5cm" svg:height="0.5cm" svg:x="13.7cm" svg:y="2.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2" draw:layer="layout" svg:width="1.5cm" svg:height="0.5cm" svg:x="13.7cm" svg:y="3.02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6" draw:text-style-name="P5" draw:layer="layout" svg:width="3.9cm" svg:height="0.8cm" svg:x="15.3cm" svg:y="2.2cm">
          <draw:text-box>
            <text:p text:style-name="P1"><text:span text:style-name="T3">CPU activity</text:span></text:p>
          </draw:text-box>
        </draw:frame>
        <draw:frame draw:style-name="gr16" draw:text-style-name="P5" draw:layer="layout" svg:width="3.9cm" svg:height="0.8cm" svg:x="15.3cm" svg:y="2.929cm">
          <draw:text-box>
            <text:p text:style-name="P1"><text:span text:style-name="T3">GPU activity</text:span></text:p>
          </draw:text-box>
        </draw:frame>
        <draw:line draw:style-name="gr1" draw:text-style-name="P1" draw:layer="layout" svg:x1="14.5cm" svg:y1="4.6cm" svg:x2="14.5cm" svg:y2="5.2cm">
          <text:p/>
        </draw:line>
        <draw:line draw:style-name="gr19" draw:text-style-name="P1" draw:layer="layout" svg:x1="14.499cm" svg:y1="5.5cm" svg:x2="14.499cm" svg:y2="6.1cm">
          <text:p/>
        </draw:line>
        <draw:frame draw:style-name="gr16" draw:text-style-name="P5" draw:layer="layout" svg:width="4.6cm" svg:height="0.8cm" svg:x="15cm" svg:y="4.6cm">
          <draw:text-box>
            <text:p text:style-name="P1"><text:span text:style-name="T3">CPU sequential flow</text:span></text:p>
          </draw:text-box>
        </draw:frame>
        <draw:frame draw:style-name="gr16" draw:text-style-name="P6" draw:layer="layout" svg:width="4.6cm" svg:height="0.8cm" svg:x="15cm" svg:y="5.425cm">
          <draw:text-box>
            <text:p text:style-name="P1"><text:span text:style-name="T3">GPU sequential flow</text:span></text:p>
          </draw:text-box>
        </draw:frame>
        <draw:connector draw:style-name="gr20" draw:text-style-name="P1" draw:layer="layout" draw:type="line" svg:x1="12.2cm" svg:y1="24.1cm" svg:x2="12.2cm" svg:y2="6.661cm" draw:start-shape="id3" draw:start-glue-point="1" draw:end-shape="id4" draw:end-glue-point="1" svg:d="M12200 24100v-17439" svg:viewBox="0 0 1 17440">
          <text:p/>
        </draw:connector>
        <draw:custom-shape draw:style-name="gr6" draw:text-style-name="P3" draw:layer="layout" svg:width="3cm" svg:height="0.8cm" svg:x="1.701cm" svg:y="22.253cm">
          <text:p text:style-name="P1"><text:span text:style-name="T1">swap gr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7" draw:layer="layout" svg:width="1.6cm" svg:height="1.6cm" svg:x="2.4cm" svg:y="23.3cm">
          <draw:glue-point draw:id="8" svg:x="-2.522cm" svg:y="2.505cm"/>
          <draw:glue-point draw:id="9" svg:x="2.222cm" svg:y="2.777cm"/>
          <text:p text:style-name="P1"><text:span text:style-name="T4"/></text:p>
          <text:p text:style-name="P1"><text:span text:style-name="T4">loop</text:span></text:p>
          <text:p text:style-name="P1"><text:span text:style-name="T4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2" draw:text-style-name="P2" draw:layer="layout" svg:width="1.4cm" svg:height="0.5cm" svg:x="13.755cm" svg:y="3.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6" draw:text-style-name="P5" draw:layer="layout" svg:width="3.9cm" svg:height="0.8cm" svg:x="15.3cm" svg:y="3.7cm">
          <draw:text-box>
            <text:p text:style-name="P1"><text:span text:style-name="T3">data transf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ine_20_Style_20_1" draw:display-name="Line Style 1" draw:style="rect" draw:dots1="1" draw:dots1-length="500%" draw:distance="3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H48M36S</meta:editing-duration>
    <meta:editing-cycles>41</meta:editing-cycles>
    <meta:generator>LibreOffice/4.2.1.1$Windows_x86 LibreOffice_project/d7dbbd7842e6a58b0f521599204e827654e1fb8b</meta:generator>
    <dc:date>2014-04-21T10:11:28.484000000</dc:date>
    <meta:document-statistic meta:object-count="42"/>
  </office:meta>
</office:document-meta>
</file>